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a79" officeooo:paragraph-rsid="0001ca79"/>
    </style:style>
    <style:style style:name="P2" style:family="paragraph" style:parent-style-name="Standard">
      <style:text-properties fo:font-weight="bold" officeooo:rsid="0001ca79" officeooo:paragraph-rsid="0001ca7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ca79" officeooo:paragraph-rsid="0001ca79" style:font-weight-asian="bold" style:font-weight-complex="bold"/>
    </style:style>
    <style:style style:name="P4" style:family="paragraph" style:parent-style-name="Standard">
      <style:text-properties fo:font-weight="normal" officeooo:rsid="0001ca79" officeooo:paragraph-rsid="0001ca7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 NO 8</text:p>
      <text:p text:style-name="P1"/>
      <text:p text:style-name="P1"/>
      <text:p text:style-name="P2">add_fn.c</text:p>
      <text:p text:style-name="P1"/>
      <text:p text:style-name="P1">#include &lt;stdio.h&gt;</text:p>
      <text:p text:style-name="P1">#include &lt;math.h&gt;</text:p>
      <text:p text:style-name="P1">int </text:p>
      <text:p text:style-name="P1">add (int a,int b)</text:p>
      <text:p text:style-name="P1">{</text:p>
      <text:p text:style-name="P1"><text:tab/><text:tab/>int total;</text:p>
      <text:p text:style-name="P1"><text:tab/><text:tab/>total = a + b;</text:p>
      <text:p text:style-name="P1"><text:tab/><text:tab/>return total;</text:p>
      <text:p text:style-name="P1">}</text:p>
      <text:p text:style-name="P1"/>
      <text:p text:style-name="P1"/>
      <text:p text:style-name="P2">trial.c</text:p>
      <text:p text:style-name="P2"/>
      <text:p text:style-name="P4">#include&lt;stdio.h&gt;</text:p>
      <text:p text:style-name="P4">#include&lt;math.h&gt;</text:p>
      <text:p text:style-name="P4">int main ()</text:p>
      <text:p text:style-name="P4">{</text:p>
      <text:p text:style-name="P4"><text:tab/><text:tab/>int t;</text:p>
      <text:p text:style-name="P4"><text:tab/><text:tab/>t=add(2,3);</text:p>
      <text:p text:style-name="P4"><text:tab/><text:tab/>printf("Addition of 2 and 3 is %d\n",t);</text:p>
      <text:p text:style-name="P4"><text:s text:c="6"/><text:tab/><text:tab/> return 0;</text:p>
      <text:p text:style-name="P4">}</text:p>
      <text:p text:style-name="P4"/>
      <text:p text:style-name="P4">/*</text:p>
      <text:p text:style-name="P4">students@celab6-19:~$ gcc -Wall -c add_fn.c</text:p>
      <text:p text:style-name="P4">students@celab6-19:~$ sudo ar q /usr/lib/x86_64*'/libm.a add_fn.o </text:p>
      <text:p text:style-name="P4">[sudo] password for students: </text:p>
      <text:p text:style-name="P4">students@celab6-19:~$ ar t /usr/lib/x86_64*'/libm.a</text:p>
      <text:p text:style-name="P4">add_fn.o</text:p>
      <text:p text:style-name="P4">students@celab6-19:~$ gcc -Wall trial.c /usr/lib/x86_64*'/libm.a -o trial</text:p>
      <text:p text:style-name="P4">students@celab6-19:~$ ./trial</text:p>
      <text:p text:style-name="P4">Addition of 2 and 3 is 5</text:p>
      <text:p text:style-name="P4">students@celab6-19:~$ </text:p>
      <text:p text:style-name="P4">*/</text:p>
      <text:p text:style-name="P4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6:00:02.580558949</meta:creation-date>
    <dc:date>2018-04-09T16:01:52.650967169</dc:date>
    <meta:editing-duration>P0D</meta:editing-duration>
    <meta:editing-cycles>1</meta:editing-cycles>
    <meta:document-statistic meta:table-count="0" meta:image-count="0" meta:object-count="0" meta:page-count="1" meta:paragraph-count="33" meta:word-count="83" meta:character-count="638" meta:non-whitespace-character-count="532"/>
    <meta:generator>LibreOffice/4.2.3.3$Linux_X86_64 LibreOffice_project/420m0$Build-3</meta:generator>
  </office:meta>
</office:document-meta>
</file>